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RepeatIn(objects, 'o')</text:text-input></text:p>
      <text:p text:style-name="Standard">name: <text:text-input text:description="">o.name</text:text-input>.</text:p>
      <text:p text:style-name="Standard"/>
      <text:p text:style-name="Standard"><text:text-input text:description="">formatLang(1000.25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1-06T22:48:02</meta:creation-date>
    <dc:date>2008-01-08T22:11:21</dc:date>
    <meta:editing-cycles>12</meta:editing-cycles>
    <meta:editing-duration>PT5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" meta:character-count="10"/>
  </office:meta>
</office:document-meta>
</file>